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XmlApplicationContextTests.aliasThatOverride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PathXmlApplicationContextTests.aliasWith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PathXmlApplicationContextTests.multipleConfigLocationsWit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XmlApplicationContextTests.checkExceptionFromInvalidValueType(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PathXmlApplicationContextTests.genericApplicationContextWithXmlBean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PathXmlApplicationContextTests.singleConfigLocationWith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XmlApplicationContextTests.assertOneMessageSourceOnly( ClassPathXmlApplicationContext ctx , Object myMessag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lassPathXmlApplicationContextTests.configLocation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PathXmlApplicationContextTests.getResource(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XmlApplicationContextTests.aliasFor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lassPathXmlApplicationContextTests.multiple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lassPathXmlApplicationContextTests.genericApplicationContextWithXmlBeanDefinitionsAndClassLoade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ssPathXmlApplicationContextTests.singleConfig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PathXmlApplicationContextTests.contextWithInvalid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PathXmlApplicationContextTests.childWith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PathXmlApplicationContextTests.genericApplicationContextWithXmlBeanDefinitionsAndSpecifie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ssPathXmlApplicationContextTests.contextWithInvalidLazy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XmlApplicationContextTests.resourceAnd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lassPathXmlApplicationContextTests.contextWithClassNameThatContains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PathXmlApplicationContextTests.aliasThatOverridesEarli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XmlApplicationContextTests.factoryBeanAndApplica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ssPathXmlApplicationContextTests.resourceArrayProperty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PathXmlApplicationContextTests.messageSourc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